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993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12.083cm"/>
    </style:style>
    <style:style style:name="Table2.1" style:family="table-row">
      <style:table-row-properties style:min-row-height="0.496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49cm" fo:border="none"/>
    </style:style>
    <style:style style:name="Table2.A7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Liberation Sans" fo:font-size="11pt" officeooo:paragraph-rsid="002e0520" style:font-size-asian="11pt" style:font-size-complex="11pt"/>
    </style:style>
    <style:style style:name="P2" style:family="paragraph" style:parent-style-name="Text_20_body">
      <style:text-properties officeooo:paragraph-rsid="001f09a0"/>
    </style:style>
    <style:style style:name="P3" style:family="paragraph" style:parent-style-name="Text_20_body">
      <style:text-properties officeooo:paragraph-rsid="001f8980"/>
    </style:style>
    <style:style style:name="P4" style:family="paragraph" style:parent-style-name="Text_20_body">
      <style:text-properties officeooo:paragraph-rsid="004e12cd"/>
    </style:style>
    <style:style style:name="P5" style:family="paragraph" style:parent-style-name="Text_20_body">
      <style:text-properties officeooo:paragraph-rsid="0024d8d8"/>
    </style:style>
    <style:style style:name="P6" style:family="paragraph" style:parent-style-name="Text_20_body">
      <style:text-properties fo:font-size="11pt" officeooo:paragraph-rsid="0054f188" style:font-size-asian="11pt" style:font-size-complex="11pt"/>
    </style:style>
    <style:style style:name="P7" style:family="paragraph" style:parent-style-name="Text_20_body">
      <style:text-properties officeooo:paragraph-rsid="005c39c8"/>
    </style:style>
    <style:style style:name="P8" style:family="paragraph" style:parent-style-name="Preformatted_20_Text">
      <style:text-properties style:font-name="Liberation Mono1" fo:font-size="9pt" style:font-size-asian="9pt" style:font-size-complex="9pt"/>
    </style:style>
    <style:style style:name="P9" style:family="paragraph" style:parent-style-name="Preformatted_20_Text"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style:font-size-asian="10pt" style:font-size-complex="10pt"/>
    </style:style>
    <style:style style:name="P11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2">
      <style:text-properties fo:color="#808080" loext:opacity="100%" style:font-name="Liberation Sans" fo:font-size="14pt" fo:font-weight="normal" officeooo:paragraph-rsid="00600c68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7d2b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c39c8"/>
    </style:style>
    <style:style style:name="P15" style:family="paragraph" style:parent-style-name="Preformatted_20_Text">
      <style:paragraph-properties fo:margin-top="0cm" fo:margin-bottom="0.499cm" style:contextual-spacing="false" fo:orphans="2" fo:widows="2"/>
      <style:text-properties style:font-name="Liberation Mono1" fo:font-size="10pt" style:font-size-asian="10pt" style:font-size-complex="10pt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Liberation Mono1" fo:font-size="10pt" officeooo:paragraph-rsid="00600c68" style:font-size-asian="10pt" style:font-size-complex="10pt"/>
    </style:style>
    <style:style style:name="P17" style:family="paragraph" style:parent-style-name="Title">
      <style:paragraph-properties fo:text-align="start" style:justify-single-word="false"/>
      <style:text-properties officeooo:paragraph-rsid="002ff5c0"/>
    </style:style>
    <style:style style:name="P18" style:family="paragraph" style:parent-style-name="Standard">
      <style:paragraph-properties fo:margin-top="0cm" fo:margin-bottom="0cm" style:contextual-spacing="true" fo:line-height="100%"/>
      <style:text-properties officeooo:paragraph-rsid="0035908b"/>
    </style:style>
    <style:style style:name="P19" style:family="paragraph" style:parent-style-name="Standard">
      <style:paragraph-properties fo:margin-top="0cm" fo:margin-bottom="0cm" style:contextual-spacing="true" fo:line-height="100%"/>
      <style:text-properties officeooo:paragraph-rsid="003fda23"/>
    </style:style>
    <style:style style:name="P20" style:family="paragraph" style:parent-style-name="Table_20_Contents">
      <style:paragraph-properties fo:margin-top="0cm" fo:margin-bottom="0cm" style:contextual-spacing="true" fo:line-height="100%"/>
      <style:text-properties style:font-name="Liberation Sans" fo:font-size="10pt" officeooo:rsid="003fda23" officeooo:paragraph-rsid="003fda23" style:font-size-asian="10pt" style:font-size-complex="10pt"/>
    </style:style>
    <style:style style:name="P21" style:family="paragraph" style:parent-style-name="Table_20_Contents">
      <style:paragraph-properties fo:margin-top="0cm" fo:margin-bottom="0cm" style:contextual-spacing="true" fo:line-height="100%"/>
      <style:text-properties style:font-name="Liberation Sans" fo:font-size="10pt" officeooo:rsid="00194a58" officeooo:paragraph-rsid="001a73cb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true" fo:line-height="100%"/>
      <style:text-properties style:font-name="Liberation Sans" fo:font-size="10pt" officeooo:rsid="00194a58" officeooo:paragraph-rsid="00411515" style:font-size-asian="10pt" style:font-size-complex="10pt"/>
    </style:style>
    <style:style style:name="P23" style:family="paragraph" style:parent-style-name="Table_20_Contents">
      <style:paragraph-properties fo:margin-top="0cm" fo:margin-bottom="0cm" style:contextual-spacing="true" fo:line-height="100%"/>
      <style:text-properties style:font-name="Liberation Sans" fo:font-size="10pt" officeooo:rsid="00194a58" officeooo:paragraph-rsid="00416d34" style:font-size-asian="10pt" style:font-size-complex="10pt"/>
    </style:style>
    <style:style style:name="P24" style:family="paragraph" style:parent-style-name="Table_20_Contents">
      <style:paragraph-properties fo:margin-top="0cm" fo:margin-bottom="0cm" style:contextual-spacing="true" fo:line-height="100%"/>
      <style:text-properties style:font-name="Liberation Sans" fo:font-size="10pt" officeooo:rsid="00411515" officeooo:paragraph-rsid="00411515" style:font-size-asian="10pt" style:font-size-complex="10pt"/>
    </style:style>
    <style:style style:name="P25" style:family="paragraph" style:parent-style-name="Table_20_Contents">
      <style:paragraph-properties fo:margin-top="0cm" fo:margin-bottom="0cm" style:contextual-spacing="true" fo:line-height="100%"/>
      <style:text-properties style:font-name="Liberation Sans" fo:font-size="10pt" officeooo:rsid="001eafc6" officeooo:paragraph-rsid="001eafc6" style:font-size-asian="10pt" style:font-size-complex="10pt"/>
    </style:style>
    <style:style style:name="P26" style:family="paragraph" style:parent-style-name="Table_20_Contents">
      <style:paragraph-properties fo:margin-top="0cm" fo:margin-bottom="0cm" style:contextual-spacing="true" fo:line-height="100%"/>
    </style:style>
    <style:style style:name="P27" style:family="paragraph" style:parent-style-name="Table_20_Contents">
      <style:paragraph-properties fo:margin-top="0cm" fo:margin-bottom="0cm" style:contextual-spacing="true" fo:line-height="100%"/>
      <style:text-properties officeooo:paragraph-rsid="00320a30"/>
    </style:style>
    <style:style style:name="P28" style:family="paragraph" style:parent-style-name="Table_20_Contents">
      <style:paragraph-properties fo:margin-top="0cm" fo:margin-bottom="0cm" style:contextual-spacing="true" fo:line-height="100%"/>
      <style:text-properties officeooo:paragraph-rsid="0033b1cf"/>
    </style:style>
    <style:style style:name="P29" style:family="paragraph" style:parent-style-name="Table_20_Contents">
      <style:paragraph-properties fo:margin-top="0cm" fo:margin-bottom="0cm" style:contextual-spacing="true" fo:line-height="100%"/>
      <style:text-properties officeooo:paragraph-rsid="00194a58"/>
    </style:style>
    <style:style style:name="P30" style:family="paragraph" style:parent-style-name="Table_20_Contents">
      <style:paragraph-properties fo:margin-top="0cm" fo:margin-bottom="0cm" style:contextual-spacing="true" fo:line-height="100%"/>
      <style:text-properties officeooo:paragraph-rsid="002c801b"/>
    </style:style>
    <style:style style:name="P31" style:family="paragraph" style:parent-style-name="Table_20_Contents">
      <style:paragraph-properties fo:margin-top="0cm" fo:margin-bottom="0cm" style:contextual-spacing="true" fo:line-height="100%"/>
      <style:text-properties officeooo:paragraph-rsid="001a73cb"/>
    </style:style>
    <style:style style:name="P32" style:family="paragraph" style:parent-style-name="Table_20_Contents">
      <style:paragraph-properties fo:margin-top="0cm" fo:margin-bottom="0cm" style:contextual-spacing="true" fo:line-height="100%"/>
      <style:text-properties officeooo:paragraph-rsid="00411515"/>
    </style:style>
    <style:style style:name="P33" style:family="paragraph" style:parent-style-name="Table_20_Contents">
      <style:paragraph-properties fo:margin-top="0cm" fo:margin-bottom="0cm" style:contextual-spacing="true" fo:line-height="100%"/>
      <style:text-properties officeooo:paragraph-rsid="00416d34"/>
    </style:style>
    <style:style style:name="P34" style:family="paragraph" style:parent-style-name="Text_20_body">
      <style:paragraph-properties fo:margin-top="0cm" fo:margin-bottom="0cm" style:contextual-spacing="true" fo:line-height="100%"/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6" style:family="paragraph" style:parent-style-name="Contents_20_Heading">
      <style:text-properties style:font-name="Liberation Sans" fo:font-size="11pt" style:font-size-asian="11pt" style:font-size-complex="11pt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paragraph-rsid="005c39c8"/>
    </style:style>
    <style:style style:name="P3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paragraph-rsid="005c39c8"/>
    </style:style>
    <style:style style:name="T1" style:family="text">
      <style:text-properties style:font-name="Liberation Mono1" fo:font-size="10pt" style:font-size-asian="10pt" style:font-size-complex="10pt"/>
    </style:style>
    <style:style style:name="T2" style:family="text">
      <style:text-properties style:font-name="Liberation Mono1" fo:font-size="10pt" officeooo:rsid="00194a58" style:font-size-asian="10pt" style:font-size-complex="10pt"/>
    </style:style>
    <style:style style:name="T3" style:family="text">
      <style:text-properties style:font-name="Liberation Mono1" fo:font-size="10pt" officeooo:rsid="001a73cb" style:font-size-asian="10pt" style:font-size-complex="10pt"/>
    </style:style>
    <style:style style:name="T4" style:family="text">
      <style:text-properties style:font-name="Liberation Mono1" fo:font-size="10pt" officeooo:rsid="00411515" style:font-size-asian="10pt" style:font-size-complex="10pt"/>
    </style:style>
    <style:style style:name="T5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Liberation Mono1" fo:font-size="11pt" officeooo:rsid="0031348b" style:font-size-asian="11pt" style:font-size-complex="11pt"/>
    </style:style>
    <style:style style:name="T7" style:family="text">
      <style:text-properties style:font-name="Liberation Mono1" fo:font-size="11pt" officeooo:rsid="00316004" style:font-size-asian="11pt" style:font-size-complex="11pt"/>
    </style:style>
    <style:style style:name="T8" style:family="text">
      <style:text-properties style:font-name="Liberation Mono1" fo:font-size="11pt" officeooo:rsid="001eafc6" style:font-size-asian="11pt" style:font-size-complex="11pt"/>
    </style:style>
    <style:style style:name="T9" style:family="text">
      <style:text-properties style:font-name="Liberation Mono1" fo:font-size="11pt" officeooo:rsid="0047d2bd" style:font-size-asian="11pt" style:font-size-complex="11pt"/>
    </style:style>
    <style:style style:name="T10" style:family="text">
      <style:text-properties style:font-name="Liberation Mono1" fo:font-size="11pt" officeooo:rsid="001f09a0" style:font-size-asian="11pt" style:font-size-complex="11pt"/>
    </style:style>
    <style:style style:name="T11" style:family="text">
      <style:text-properties style:font-name="Liberation Mono1" fo:font-size="11pt" officeooo:rsid="003c21ff" style:font-size-asian="11pt" style:font-size-complex="11pt"/>
    </style:style>
    <style:style style:name="T12" style:family="text">
      <style:text-properties style:font-name="Liberation Mono1" fo:font-size="11pt" officeooo:rsid="003c6fe1" style:font-size-asian="11pt" style:font-size-complex="11pt"/>
    </style:style>
    <style:style style:name="T13" style:family="text">
      <style:text-properties style:font-name="Liberation Mono1" fo:font-size="11pt" officeooo:rsid="003e6fc2" style:font-size-asian="11pt" style:font-size-complex="11pt"/>
    </style:style>
    <style:style style:name="T14" style:family="text">
      <style:text-properties style:font-name="Liberation Mono1" fo:font-size="11pt" officeooo:rsid="003ee6c3" style:font-size-asian="11pt" style:font-size-complex="11pt"/>
    </style:style>
    <style:style style:name="T15" style:family="text">
      <style:text-properties style:font-name="Liberation Mono1" fo:font-size="11pt" officeooo:rsid="0049026d" style:font-size-asian="11pt" style:font-size-complex="11pt"/>
    </style:style>
    <style:style style:name="T16" style:family="text">
      <style:text-properties style:font-name="Liberation Mono1" fo:font-size="11pt" officeooo:rsid="004eb5b1" style:font-size-asian="11pt" style:font-size-complex="11pt"/>
    </style:style>
    <style:style style:name="T17" style:family="text">
      <style:text-properties style:font-name="Liberation Mono1" fo:font-size="11pt" officeooo:rsid="0024d8d8" style:font-size-asian="11pt" style:font-size-complex="11pt"/>
    </style:style>
    <style:style style:name="T18" style:family="text">
      <style:text-properties style:font-name="Liberation Mono1" fo:font-size="11pt" officeooo:rsid="005a8190" style:font-size-asian="11pt" style:font-size-complex="11pt"/>
    </style:style>
    <style:style style:name="T19" style:family="text">
      <style:text-properties style:font-name="Liberation Mono1" fo:font-size="11pt" officeooo:rsid="004b481d" style:font-name-asian="Liberation Mono" style:font-size-asian="11pt" style:font-name-complex="Liberation Mono" style:font-size-complex="11pt"/>
    </style:style>
    <style:style style:name="T20" style:family="text">
      <style:text-properties style:font-name="Liberation Mono1" fo:font-size="11pt" style:text-underline-style="none" style:font-size-asian="11pt" style:font-size-complex="11pt"/>
    </style:style>
    <style:style style:name="T21" style:family="text">
      <style:text-properties style:font-name="Liberation Mono1" officeooo:rsid="0024d8d8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808080" loext:opacity="100%" style:font-name="Liberation Mono1" fo:font-size="9pt" officeooo:rsid="00194a58" style:font-size-asian="9pt" style:font-size-complex="9pt"/>
    </style:style>
    <style:style style:name="T24" style:family="text">
      <style:text-properties fo:color="#808080" loext:opacity="100%" style:font-name="Liberation Mono1" fo:font-size="11pt" fo:font-style="normal" fo:font-weight="bold" officeooo:rsid="003ee6c3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color="#808080" loext:opacity="100%" style:font-name="Liberation Mono1" fo:font-size="11pt" fo:font-weight="bold" officeooo:rsid="001eafc6" style:font-size-asian="11pt" style:font-weight-asian="bold" style:font-size-complex="11pt" style:font-weight-complex="bold"/>
    </style:style>
    <style:style style:name="T26" style:family="text">
      <style:text-properties fo:color="#808080" loext:opacity="100%" style:font-name="Liberation Mono1" fo:font-size="11pt" fo:font-weight="bold" officeooo:rsid="001f09a0" style:font-size-asian="11pt" style:font-weight-asian="bold" style:font-size-complex="11pt" style:font-weight-complex="bold"/>
    </style:style>
    <style:style style:name="T27" style:family="text">
      <style:text-properties fo:color="#808080" loext:opacity="100%" style:font-name="Liberation Mono1" fo:font-size="11pt" fo:font-weight="bold" officeooo:rsid="004eb5b1" style:font-size-asian="11pt" style:font-weight-asian="bold" style:font-size-complex="11pt" style:font-weight-complex="bold"/>
    </style:style>
    <style:style style:name="T28" style:family="text">
      <style:text-properties fo:color="#808080" loext:opacity="100%" style:font-name="Liberation Mono1" fo:font-size="8pt" officeooo:rsid="00320a30" style:font-size-asian="8pt" style:font-size-complex="8pt"/>
    </style:style>
    <style:style style:name="T29" style:family="text">
      <style:text-properties fo:color="#808080" loext:opacity="100%" style:font-name="Liberation Mono1" fo:font-size="8pt" officeooo:rsid="0033b1cf" style:font-size-asian="8pt" style:font-size-complex="8pt"/>
    </style:style>
    <style:style style:name="T30" style:family="text">
      <style:text-properties fo:color="#808080" loext:opacity="100%" style:font-name="Liberation Mono1" fo:font-size="8pt" officeooo:rsid="003fda23" style:font-size-asian="8pt" style:font-size-complex="8pt"/>
    </style:style>
    <style:style style:name="T31" style:family="text">
      <style:text-properties fo:color="#808080" loext:opacity="100%" style:font-name="Liberation Mono1" fo:font-size="10pt" fo:font-weight="bold" officeooo:rsid="00194a58" style:font-size-asian="10pt" style:font-weight-asian="bold" style:font-size-complex="10pt" style:font-weight-complex="bold"/>
    </style:style>
    <style:style style:name="T32" style:family="text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808080" loext:opacity="100%" style:font-name="Liberation Sans" fo:font-size="14pt" fo:font-weight="normal" officeooo:rsid="005e629d" style:font-size-asian="14pt" style:font-weight-asian="normal" style:font-size-complex="14pt" style:font-weight-complex="normal"/>
    </style:style>
    <style:style style:name="T34" style:family="text">
      <style:text-properties style:use-window-font-color="true" loext:opacity="0%" style:font-name="Liberation Sans" fo:font-size="10pt" officeooo:rsid="00194a58" style:font-size-asian="10pt" style:font-size-complex="10pt"/>
    </style:style>
    <style:style style:name="T35" style:family="text">
      <style:text-properties fo:color="#4169e1" loext:opacity="100%" fo:font-weight="bold" officeooo:rsid="005e629d" style:font-weight-asian="bold" style:font-weight-complex="bold"/>
    </style:style>
    <style:style style:name="T36" style:family="text">
      <style:text-properties fo:color="#000080" loext:opacity="100%"/>
    </style:style>
    <style:style style:name="T37" style:family="text">
      <style:text-properties fo:color="#000080" loext:opacity="100%" style:font-name="Liberation Sans" fo:font-size="11pt" style:text-underline-style="solid" style:text-underline-width="auto" style:text-underline-color="font-color" officeooo:rsid="001f09a0" style:font-size-asian="11pt" style:font-size-complex="11pt"/>
    </style:style>
    <style:style style:name="T38" style:family="text">
      <style:text-properties fo:color="#000080" loext:opacity="100%" style:font-name="Liberation Sans" fo:font-size="11pt" officeooo:rsid="001eafc6" style:font-size-asian="11pt" style:font-size-complex="11pt"/>
    </style:style>
    <style:style style:name="T39" style:family="text">
      <style:text-properties fo:color="#000080" loext:opacity="100%" style:font-name="Liberation Sans" fo:font-size="11pt" officeooo:rsid="001f09a0" style:font-size-asian="11pt" style:font-size-complex="11pt"/>
    </style:style>
    <style:style style:name="T40" style:family="text">
      <style:text-properties fo:color="#000080" loext:opacity="100%" style:font-name="Liberation Sans" fo:font-size="11pt" officeooo:rsid="003c6fe1" style:font-size-asian="11pt" style:font-size-complex="11pt"/>
    </style:style>
    <style:style style:name="T41" style:family="text">
      <style:text-properties fo:color="#000080" loext:opacity="100%" style:font-name="Liberation Sans" fo:font-size="11pt" officeooo:rsid="003c21ff" style:font-size-asian="11pt" style:font-size-complex="11pt"/>
    </style:style>
    <style:style style:name="T42" style:family="text">
      <style:text-properties fo:color="#000080" loext:opacity="100%" style:font-name="Liberation Sans" fo:font-size="11pt" officeooo:rsid="0024d8d8" style:font-size-asian="11pt" style:font-size-complex="11pt"/>
    </style:style>
    <style:style style:name="T43" style:family="text">
      <style:text-properties fo:color="#000080" loext:opacity="100%" style:font-name="Liberation Sans" fo:font-size="11pt" officeooo:rsid="005a8190" style:font-size-asian="11pt" style:font-size-complex="11pt"/>
    </style:style>
    <style:style style:name="T44" style:family="text">
      <style:text-properties fo:color="#000080" loext:opacity="100%" style:font-name="Liberation Sans" fo:font-size="10pt" style:text-underline-style="solid" style:text-underline-width="auto" style:text-underline-color="font-color" officeooo:rsid="00194a58" style:font-size-asian="10pt" style:font-size-complex="10pt"/>
    </style:style>
    <style:style style:name="T45" style:family="text">
      <style:text-properties fo:color="#000080" loext:opacity="100%" style:font-name="Liberation Sans" fo:font-size="10pt" officeooo:rsid="00194a58" style:font-size-asian="10pt" style:font-size-complex="10pt"/>
    </style:style>
    <style:style style:name="T46" style:family="text">
      <style:text-properties fo:color="#000080" loext:opacity="100%" style:font-name="Liberation Sans" fo:font-size="10pt" officeooo:rsid="00411515" style:font-size-asian="10pt" style:font-size-complex="10pt"/>
    </style:style>
    <style:style style:name="T47" style:family="text">
      <style:text-properties fo:color="#000080" loext:opacity="100%" style:font-name="Liberation Mono1" fo:font-size="11pt" officeooo:rsid="003c21ff" style:font-size-asian="11pt" style:font-size-complex="11pt"/>
    </style:style>
    <style:style style:name="T48" style:family="text">
      <style:text-properties fo:color="#000080" loext:opacity="100%" style:font-name="Liberation Mono1" fo:font-size="11pt" officeooo:rsid="003c6fe1" style:font-size-asian="11pt" style:font-size-complex="11pt"/>
    </style:style>
    <style:style style:name="T49" style:family="text">
      <style:text-properties fo:color="#000080" loext:opacity="100%" style:font-name="Liberation Mono1" fo:font-size="11pt" officeooo:rsid="003ee6c3" style:font-size-asian="11pt" style:font-size-complex="11pt"/>
    </style:style>
    <style:style style:name="T50" style:family="text">
      <style:text-properties fo:color="#000080" loext:opacity="100%" style:font-name="Liberation Mono1" fo:font-size="11pt" officeooo:rsid="004eb5b1" style:font-size-asian="11pt" style:font-size-complex="11pt"/>
    </style:style>
    <style:style style:name="T51" style:family="text">
      <style:text-properties fo:color="#000080" loext:opacity="100%" style:font-name="Liberation Mono1" fo:font-size="11pt" officeooo:rsid="0024d8d8" style:font-size-asian="11pt" style:font-size-complex="11pt"/>
    </style:style>
    <style:style style:name="T52" style:family="text">
      <style:text-properties officeooo:rsid="001a73cb"/>
    </style:style>
    <style:style style:name="T53" style:family="text">
      <style:text-properties style:font-name="Liberation Sans" fo:font-size="11pt" style:font-size-asian="11pt" style:font-size-complex="11pt"/>
    </style:style>
    <style:style style:name="T54" style:family="text">
      <style:text-properties style:font-name="Liberation Sans" fo:font-size="11pt" officeooo:rsid="001f09a0" style:font-size-asian="11pt" style:font-size-complex="11pt"/>
    </style:style>
    <style:style style:name="T55" style:family="text">
      <style:text-properties style:font-name="Liberation Sans" fo:font-size="11pt" officeooo:rsid="001f8980" style:font-size-asian="11pt" style:font-size-complex="11pt"/>
    </style:style>
    <style:style style:name="T56" style:family="text">
      <style:text-properties style:font-name="Liberation Sans" fo:font-size="11pt" officeooo:rsid="00194a58" style:font-size-asian="11pt" style:font-size-complex="11pt"/>
    </style:style>
    <style:style style:name="T57" style:family="text">
      <style:text-properties style:font-name="Liberation Sans" fo:font-size="11pt" officeooo:rsid="001eafc6" style:font-size-asian="11pt" style:font-size-complex="11pt"/>
    </style:style>
    <style:style style:name="T58" style:family="text">
      <style:text-properties style:font-name="Liberation Sans" fo:font-size="11pt" officeooo:rsid="0031348b" style:font-size-asian="11pt" style:font-size-complex="11pt"/>
    </style:style>
    <style:style style:name="T59" style:family="text">
      <style:text-properties style:font-name="Liberation Sans" fo:font-size="11pt" officeooo:rsid="001af345" style:font-size-asian="11pt" style:font-size-complex="11pt"/>
    </style:style>
    <style:style style:name="T60" style:family="text">
      <style:text-properties style:font-name="Liberation Sans" fo:font-size="11pt" officeooo:rsid="001a73cb" style:font-size-asian="11pt" style:font-size-complex="11pt"/>
    </style:style>
    <style:style style:name="T61" style:family="text">
      <style:text-properties style:font-name="Liberation Sans" fo:font-size="11pt" officeooo:rsid="00316004" style:font-size-asian="11pt" style:font-size-complex="11pt"/>
    </style:style>
    <style:style style:name="T62" style:family="text">
      <style:text-properties style:font-name="Liberation Sans" fo:font-size="11pt" officeooo:rsid="00320a30" style:font-size-asian="11pt" style:font-size-complex="11pt"/>
    </style:style>
    <style:style style:name="T63" style:family="text">
      <style:text-properties style:font-name="Liberation Sans" fo:font-size="11pt" officeooo:rsid="003c21ff" style:font-size-asian="11pt" style:font-size-complex="11pt"/>
    </style:style>
    <style:style style:name="T64" style:family="text">
      <style:text-properties style:font-name="Liberation Sans" fo:font-size="11pt" officeooo:rsid="003c6fe1" style:font-size-asian="11pt" style:font-size-complex="11pt"/>
    </style:style>
    <style:style style:name="T65" style:family="text">
      <style:text-properties style:font-name="Liberation Sans" fo:font-size="11pt" officeooo:rsid="003e6fc2" style:font-size-asian="11pt" style:font-size-complex="11pt"/>
    </style:style>
    <style:style style:name="T66" style:family="text">
      <style:text-properties style:font-name="Liberation Sans" fo:font-size="11pt" officeooo:rsid="003ee6c3" style:font-size-asian="11pt" style:font-size-complex="11pt"/>
    </style:style>
    <style:style style:name="T67" style:family="text">
      <style:text-properties style:font-name="Liberation Sans" fo:font-size="11pt" officeooo:rsid="0046db81" style:font-size-asian="11pt" style:font-size-complex="11pt"/>
    </style:style>
    <style:style style:name="T68" style:family="text">
      <style:text-properties style:font-name="Liberation Sans" fo:font-size="11pt" officeooo:rsid="0047d2bd" style:font-size-asian="11pt" style:font-size-complex="11pt"/>
    </style:style>
    <style:style style:name="T69" style:family="text">
      <style:text-properties style:font-name="Liberation Sans" fo:font-size="11pt" officeooo:rsid="004a9c0c" style:font-size-asian="11pt" style:font-size-complex="11pt"/>
    </style:style>
    <style:style style:name="T70" style:family="text">
      <style:text-properties style:font-name="Liberation Sans" fo:font-size="11pt" officeooo:rsid="004e12cd" style:font-size-asian="11pt" style:font-size-complex="11pt"/>
    </style:style>
    <style:style style:name="T71" style:family="text">
      <style:text-properties style:font-name="Liberation Sans" fo:font-size="11pt" officeooo:rsid="004eb5b1" style:font-size-asian="11pt" style:font-size-complex="11pt"/>
    </style:style>
    <style:style style:name="T72" style:family="text">
      <style:text-properties style:font-name="Liberation Sans" fo:font-size="11pt" officeooo:rsid="0023cc0b" style:font-size-asian="11pt" style:font-size-complex="11pt"/>
    </style:style>
    <style:style style:name="T73" style:family="text">
      <style:text-properties style:font-name="Liberation Sans" fo:font-size="11pt" officeooo:rsid="00501c99" style:font-size-asian="11pt" style:font-size-complex="11pt"/>
    </style:style>
    <style:style style:name="T74" style:family="text">
      <style:text-properties style:font-name="Liberation Sans" fo:font-size="11pt" officeooo:rsid="0024d8d8" style:font-size-asian="11pt" style:font-size-complex="11pt"/>
    </style:style>
    <style:style style:name="T75" style:family="text">
      <style:text-properties style:font-name="Liberation Sans" fo:font-size="11pt" officeooo:rsid="005174c8" style:font-size-asian="11pt" style:font-size-complex="11pt"/>
    </style:style>
    <style:style style:name="T76" style:family="text">
      <style:text-properties style:font-name="Liberation Sans" fo:font-size="11pt" officeooo:rsid="0054f188" style:font-size-asian="11pt" style:font-size-complex="11pt"/>
    </style:style>
    <style:style style:name="T77" style:family="text">
      <style:text-properties style:font-name="Liberation Sans" fo:font-size="11pt" officeooo:rsid="0059d57a" style:font-size-asian="11pt" style:font-size-complex="11pt"/>
    </style:style>
    <style:style style:name="T78" style:family="text">
      <style:text-properties style:font-name="Liberation Sans" fo:font-size="11pt" officeooo:rsid="005a8190" style:font-size-asian="11pt" style:font-size-complex="11pt"/>
    </style:style>
    <style:style style:name="T79" style:family="text">
      <style:text-properties style:font-name="Liberation Sans" fo:font-size="11pt" officeooo:rsid="005fb4f7" style:font-size-asian="11pt" style:font-size-complex="11pt"/>
    </style:style>
    <style:style style:name="T80" style:family="text">
      <style:text-properties style:font-name="Liberation Sans" fo:font-size="11pt" officeooo:rsid="028724fd" style:font-size-asian="11pt" style:font-size-complex="11pt"/>
    </style:style>
    <style:style style:name="T81" style:family="text">
      <style:text-properties style:font-name="Liberation Sans" fo:font-size="11pt" officeooo:rsid="001f09a0" style:font-name-asian="Liberation Mono" style:font-size-asian="11pt" style:font-name-complex="Liberation Mono" style:font-size-complex="11pt"/>
    </style:style>
    <style:style style:name="T82" style:family="text">
      <style:text-properties style:font-name="Liberation Sans" fo:font-size="11pt" officeooo:rsid="004b481d" style:font-name-asian="Liberation Mono" style:font-size-asian="11pt" style:font-name-complex="Liberation Mono" style:font-size-complex="11pt"/>
    </style:style>
    <style:style style:name="T83" style:family="text">
      <style:text-properties style:font-name="Liberation Sans" fo:font-size="11pt" officeooo:rsid="0054f188" style:font-name-asian="Liberation Mono" style:font-size-asian="11pt" style:font-name-complex="Liberation Mono" style:font-size-complex="11pt"/>
    </style:style>
    <style:style style:name="T84" style:family="text">
      <style:text-properties style:font-name="Liberation Sans" fo:font-size="11pt" fo:font-style="italic" officeooo:rsid="0087d24f" style:font-size-asian="11pt" style:font-style-asian="italic" style:font-size-complex="11pt" style:font-style-complex="italic"/>
    </style:style>
    <style:style style:name="T85" style:family="text">
      <style:text-properties style:font-name="Liberation Sans" fo:font-size="11pt" fo:font-style="italic" officeooo:rsid="007d85ce" style:font-size-asian="11pt" style:font-style-asian="italic" style:font-size-complex="11pt" style:font-style-complex="italic"/>
    </style:style>
    <style:style style:name="T86" style:family="text">
      <style:text-properties style:font-name="Liberation Sans" fo:font-size="11pt" fo:font-style="italic" officeooo:rsid="003ee6c3" style:font-size-asian="11pt" style:font-style-asian="italic" style:font-size-complex="11pt" style:font-style-complex="italic"/>
    </style:style>
    <style:style style:name="T87" style:family="text">
      <style:text-properties style:font-name="Liberation Sans" fo:font-size="11pt" fo:font-style="italic" officeooo:rsid="005fb4f7" style:font-size-asian="11pt" style:font-size-complex="11pt"/>
    </style:style>
    <style:style style:name="T88" style:family="text">
      <style:text-properties style:font-name="Liberation Sans" fo:font-size="11pt" fo:font-style="normal" officeooo:rsid="00320a30" style:font-size-asian="11pt" style:font-style-asian="normal" style:font-size-complex="11pt" style:font-style-complex="normal"/>
    </style:style>
    <style:style style:name="T89" style:family="text">
      <style:text-properties style:font-name="Liberation Sans" fo:font-size="11pt" fo:font-style="normal" officeooo:rsid="007d85ce" style:font-size-asian="11pt" style:font-style-asian="normal" style:font-size-complex="11pt" style:font-style-complex="normal"/>
    </style:style>
    <style:style style:name="T90" style:family="text">
      <style:text-properties style:font-name="Liberation Sans" fo:font-size="11pt" fo:font-style="normal" officeooo:rsid="0084747a" style:font-size-asian="11pt" style:font-style-asian="normal" style:font-size-complex="11pt" style:font-style-complex="normal"/>
    </style:style>
    <style:style style:name="T91" style:family="text">
      <style:text-properties style:font-name="Liberation Sans" fo:font-size="11pt" fo:font-style="normal" officeooo:rsid="0031348b" style:font-size-asian="11pt" style:font-style-asian="normal" style:font-size-complex="11pt" style:font-style-complex="normal"/>
    </style:style>
    <style:style style:name="T92" style:family="text">
      <style:text-properties style:font-name="Liberation Sans" fo:font-size="11pt" fo:font-style="normal" officeooo:rsid="003ee6c3" style:font-size-asian="11pt" style:font-style-asian="normal" style:font-size-complex="11pt" style:font-style-complex="normal"/>
    </style:style>
    <style:style style:name="T93" style:family="text">
      <style:text-properties style:font-name="Liberation Sans" fo:font-size="11pt" fo:font-style="normal" officeooo:rsid="004eb5b1" style:font-size-asian="11pt" style:font-style-asian="normal" style:font-size-complex="11pt" style:font-style-complex="normal"/>
    </style:style>
    <style:style style:name="T94" style:family="text">
      <style:text-properties style:font-name="Liberation Sans" fo:font-size="11pt" style:text-underline-style="none" style:font-size-asian="11pt" style:font-size-complex="11pt"/>
    </style:style>
    <style:style style:name="T95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96" style:family="text">
      <style:text-properties style:font-name="Liberation Sans" fo:font-size="11pt" fo:font-weight="normal" officeooo:rsid="01ded21d" style:font-size-asian="11pt" style:font-weight-asian="normal" style:font-size-complex="11pt" style:font-weight-complex="normal"/>
    </style:style>
    <style:style style:name="T97" style:family="text">
      <style:text-properties style:font-name="Liberation Sans" officeooo:rsid="0024d8d8"/>
    </style:style>
    <style:style style:name="T98" style:family="text">
      <style:text-properties style:font-name="Liberation Sans" fo:font-size="18pt" fo:font-weight="bold" officeooo:rsid="00194a58" style:font-name-asian="Songti SC" style:font-size-asian="18pt" style:font-weight-asian="bold" style:font-name-complex="Arial Unicode MS" style:font-size-complex="18pt" style:font-weight-complex="bold"/>
    </style:style>
    <style:style style:name="T99" style:family="text">
      <style:text-properties style:font-name="Liberation Sans" fo:font-size="18pt" fo:font-weight="bold" officeooo:rsid="00672689" style:font-name-asian="Songti SC" style:font-size-asian="18pt" style:font-weight-asian="bold" style:font-name-complex="Arial Unicode MS" style:font-size-complex="18pt" style:font-weight-complex="bold"/>
    </style:style>
    <style:style style:name="T100" style:family="text">
      <style:text-properties style:font-name="Liberation Sans" fo:font-size="18pt" fo:font-weight="bold" officeooo:rsid="003ee6c3" style:font-name-asian="Songti SC" style:font-size-asian="18pt" style:font-weight-asian="bold" style:font-name-complex="Arial Unicode MS" style:font-size-complex="18pt" style:font-weight-complex="bold"/>
    </style:style>
    <style:style style:name="T101" style:family="text">
      <style:text-properties style:font-name="Liberation Sans" fo:font-size="18pt" fo:font-weight="bold" officeooo:rsid="004b481d" style:font-name-asian="Songti SC" style:font-size-asian="18pt" style:font-weight-asian="bold" style:font-name-complex="Arial Unicode MS" style:font-size-complex="18pt" style:font-weight-complex="bold"/>
    </style:style>
    <style:style style:name="T102" style:family="text">
      <style:text-properties style:font-name="Liberation Sans" fo:font-size="18pt" fo:font-weight="bold" officeooo:rsid="00424cc8" style:font-name-asian="PingFang SC" style:font-size-asian="18pt" style:font-weight-asian="bold" style:font-name-complex="Arial Unicode MS" style:font-size-complex="18pt" style:font-weight-complex="bold"/>
    </style:style>
    <style:style style:name="T103" style:family="text">
      <style:text-properties style:font-name="Liberation Sans" fo:font-size="10pt" style:font-size-asian="10pt" style:font-size-complex="10pt"/>
    </style:style>
    <style:style style:name="T104" style:family="text">
      <style:text-properties style:font-name="Liberation Sans" fo:font-size="10pt" officeooo:rsid="00194a58" style:font-size-asian="10pt" style:font-size-complex="10pt"/>
    </style:style>
    <style:style style:name="T105" style:family="text">
      <style:text-properties style:font-name="Liberation Sans" fo:font-size="10pt" officeooo:rsid="0027e0d5" style:font-size-asian="10pt" style:font-size-complex="10pt"/>
    </style:style>
    <style:style style:name="T106" style:family="text">
      <style:text-properties style:font-name="Liberation Sans" fo:font-size="10pt" officeooo:rsid="001a73cb" style:font-size-asian="10pt" style:font-size-complex="10pt"/>
    </style:style>
    <style:style style:name="T107" style:family="text">
      <style:text-properties style:font-name="Liberation Sans" fo:font-size="10pt" officeooo:rsid="00411515" style:font-size-asian="10pt" style:font-size-complex="10pt"/>
    </style:style>
    <style:style style:name="T108" style:family="text">
      <style:text-properties style:font-name="Liberation Sans" fo:font-size="10pt" officeooo:rsid="002c801b" style:font-size-asian="10pt" style:font-size-complex="10pt"/>
    </style:style>
    <style:style style:name="T109" style:family="text">
      <style:text-properties style:font-name="Liberation Sans" fo:font-size="10pt" officeooo:rsid="001af345" style:font-size-asian="10pt" style:font-size-complex="10pt"/>
    </style:style>
    <style:style style:name="T110" style:family="text">
      <style:text-properties style:font-name="Liberation Sans" fo:font-size="10pt" officeooo:rsid="001bf696" style:font-size-asian="10pt" style:font-size-complex="10pt"/>
    </style:style>
    <style:style style:name="T111" style:family="text">
      <style:text-properties style:font-name="Liberation Sans" fo:font-size="10pt" officeooo:rsid="001d73b6" style:font-size-asian="10pt" style:font-size-complex="10pt"/>
    </style:style>
    <style:style style:name="T112" style:family="text">
      <style:text-properties style:font-name="Liberation Sans" fo:font-size="10pt" officeooo:rsid="002cae52" style:font-size-asian="10pt" style:font-size-complex="10pt"/>
    </style:style>
    <style:style style:name="T113" style:family="text">
      <style:text-properties style:font-name="Liberation Sans" fo:font-size="10pt" fo:font-style="italic" officeooo:rsid="002c801b" style:font-size-asian="10pt" style:font-style-asian="italic" style:font-size-complex="10pt" style:font-style-complex="italic"/>
    </style:style>
    <style:style style:name="T114" style:family="text">
      <style:text-properties style:font-name="Liberation Sans" fo:font-size="10pt" fo:font-style="italic" officeooo:rsid="00194a58" style:font-size-asian="10pt" style:font-style-asian="italic" style:font-size-complex="10pt" style:font-style-complex="italic"/>
    </style:style>
    <style:style style:name="T115" style:family="text">
      <style:text-properties style:font-name="Liberation Sans" officeooo:rsid="005355ed"/>
    </style:style>
    <style:style style:name="T116" style:family="text">
      <style:text-properties style:font-name="Liberation Sans" officeooo:rsid="0054f188"/>
    </style:style>
    <style:style style:name="T117" style:family="text">
      <style:text-properties officeooo:rsid="0024d8d8"/>
    </style:style>
    <style:style style:name="T118" style:family="text">
      <style:text-properties officeooo:rsid="00194a58" style:font-name-asian="Songti SC" style:font-name-complex="Arial Unicode MS"/>
    </style:style>
    <style:style style:name="T119" style:family="text">
      <style:text-properties officeooo:rsid="0024d8d8" style:font-name-asian="Songti SC" style:font-name-complex="Arial Unicode MS"/>
    </style:style>
    <style:style style:name="T120" style:family="text">
      <style:text-properties fo:color="#00008b" loext:opacity="100%" style:font-name="Liberation Sans" fo:font-size="11pt" fo:font-style="normal" officeooo:rsid="0031348b" style:font-size-asian="11pt" style:font-style-asian="normal" style:font-size-complex="11pt" style:font-style-complex="normal"/>
    </style:style>
    <style:style style:name="T121" style:family="text">
      <style:text-properties fo:color="#00008b" loext:opacity="100%" style:font-name="Liberation Mono1" fo:font-size="11pt" officeooo:rsid="001eafc6" style:font-size-asian="11pt" style:font-size-complex="11pt"/>
    </style:style>
    <style:style style:name="T122" style:family="text">
      <style:text-properties fo:font-variant="normal" fo:text-transform="none" fo:color="#000000" loext:opacity="100%" fo:letter-spacing="normal"/>
    </style:style>
    <style:style style:name="T123" style:family="text">
      <style:text-properties fo:font-variant="normal" fo:text-transform="none" fo:color="#000000" loext:opacity="100%" fo:letter-spacing="normal" fo:font-style="normal" fo:font-weight="normal"/>
    </style:style>
    <style:style style:name="T12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60e4b" style:font-size-asian="11pt" style:font-style-asian="normal" style:font-size-complex="11pt" style:font-style-complex="normal"/>
    </style:style>
    <style:style style:name="T12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35bf0" style:font-size-asian="11pt" style:font-style-asian="normal" style:font-size-complex="11pt" style:font-style-complex="normal"/>
    </style:style>
    <style:style style:name="T12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863a1" style:font-size-asian="11pt" style:font-style-asian="normal" style:font-size-complex="11pt" style:font-style-complex="normal"/>
    </style:style>
    <style:style style:name="T12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fc6ab" style:font-size-asian="11pt" style:font-style-asian="normal" style:font-size-complex="11pt" style:font-style-complex="normal"/>
    </style:style>
    <style:style style:name="T12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db2435" style:font-size-asian="11pt" style:font-style-asian="normal" style:font-size-complex="11pt" style:font-style-complex="normal"/>
    </style:style>
    <style:style style:name="T12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b26fe" style:font-size-asian="11pt" style:font-style-asian="normal" style:font-size-complex="11pt" style:font-style-complex="normal"/>
    </style:style>
    <style:style style:name="T13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a1789" style:font-size-asian="11pt" style:font-style-asian="normal" style:font-size-complex="11pt" style:font-style-complex="normal"/>
    </style:style>
    <style:style style:name="T1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aa94c" style:font-size-asian="11pt" style:font-style-asian="normal" style:font-size-complex="11pt" style:font-style-complex="normal"/>
    </style:style>
    <style:style style:name="T1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2dae2" style:font-size-asian="11pt" style:font-style-asian="normal" style:font-size-complex="11pt" style:font-style-complex="normal"/>
    </style:style>
    <style:style style:name="T13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1307c" style:font-size-asian="11pt" style:font-style-asian="normal" style:font-size-complex="11pt" style:font-style-complex="normal"/>
    </style:style>
    <style:style style:name="T13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94a58" style:font-size-asian="11pt" style:font-style-asian="normal" style:font-size-complex="11pt" style:font-style-complex="normal"/>
    </style:style>
    <style:style style:name="T13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eafc6" style:font-size-asian="11pt" style:font-style-asian="normal" style:font-size-complex="11pt" style:font-style-complex="normal"/>
    </style:style>
    <style:style style:name="T13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4acad" style:font-size-asian="11pt" style:font-style-asian="normal" style:font-size-complex="11pt" style:font-style-complex="normal"/>
    </style:style>
    <style:style style:name="T13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61be4" style:font-size-asian="11pt" style:font-style-asian="normal" style:font-size-complex="11pt" style:font-style-complex="normal"/>
    </style:style>
    <style:style style:name="T13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650dd" style:font-size-asian="11pt" style:font-style-asian="normal" style:font-size-complex="11pt" style:font-style-complex="normal"/>
    </style:style>
    <style:style style:name="T13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cae52" style:font-size-asian="11pt" style:font-style-asian="normal" style:font-size-complex="11pt" style:font-style-complex="normal"/>
    </style:style>
    <style:style style:name="T14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6db81" style:font-size-asian="11pt" style:font-style-asian="normal" style:font-size-complex="11pt" style:font-style-complex="normal"/>
    </style:style>
    <style:style style:name="T14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7d2bd" style:font-size-asian="11pt" style:font-style-asian="normal" style:font-size-complex="11pt" style:font-style-complex="normal"/>
    </style:style>
    <style:style style:name="T14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c39c8" style:font-size-asian="11pt" style:font-style-asian="normal" style:font-size-complex="11pt" style:font-style-complex="normal"/>
    </style:style>
    <style:style style:name="T14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4d8d8" style:font-size-asian="11pt" style:font-style-asian="normal" style:font-size-complex="11pt" style:font-style-complex="normal"/>
    </style:style>
    <style:style style:name="T144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194a58" style:font-size-asian="11pt" style:font-style-asian="italic" style:font-size-complex="11pt" style:font-style-complex="italic"/>
    </style:style>
    <style:style style:name="T14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a1789" style:font-size-asian="11pt" style:font-style-asian="normal" style:font-size-complex="11pt" style:font-style-complex="normal"/>
    </style:style>
    <style:style style:name="T14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94a58" style:font-size-asian="11pt" style:font-style-asian="normal" style:font-size-complex="11pt" style:font-style-complex="normal"/>
    </style:style>
    <style:style style:name="T14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6940f" style:font-size-asian="11pt" style:font-style-asian="normal" style:font-size-complex="11pt" style:font-style-complex="normal"/>
    </style:style>
    <style:style style:name="T14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aa94c" style:font-size-asian="11pt" style:font-style-asian="normal" style:font-size-complex="11pt" style:font-style-complex="normal"/>
    </style:style>
    <style:style style:name="T14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42dae2" style:font-size-asian="11pt" style:font-style-asian="normal" style:font-size-complex="11pt" style:font-style-complex="normal"/>
    </style:style>
    <style:style style:name="T150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4b26fe" style:font-size-asian="11pt" style:font-style-asian="normal" style:font-weight-asian="bold" style:font-size-complex="11pt" style:font-style-complex="normal" style:font-weight-complex="bold"/>
    </style:style>
    <style:style style:name="T151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5c39c8" style:font-size-asian="11pt" style:font-style-asian="normal" style:font-weight-asian="bold" style:font-size-complex="11pt" style:font-style-complex="normal" style:font-weight-complex="bold"/>
    </style:style>
    <style:style style:name="T152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24d8d8" style:font-size-asian="11pt" style:font-style-asian="normal" style:font-size-complex="11pt" style:font-style-complex="normal"/>
    </style:style>
    <style:style style:name="T15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2dae2" style:font-size-asian="11pt" style:font-style-asian="normal" style:font-size-complex="11pt" style:font-style-complex="normal"/>
    </style:style>
    <style:style style:name="T15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650dd" style:font-size-asian="11pt" style:font-style-asian="normal" style:font-size-complex="11pt" style:font-style-complex="normal"/>
    </style:style>
    <style:style style:name="T155" style:family="text">
      <style:text-properties fo:font-variant="normal" fo:text-transform="none" fo:color="#000080" loext:opacity="100%" style:font-name="Liberation Sans" fo:font-size="11pt" fo:letter-spacing="normal" fo:font-style="normal" style:text-underline-style="none" fo:font-weight="normal" officeooo:rsid="00194a58" style:font-size-asian="11pt" style:font-style-asian="normal" style:font-size-complex="11pt" style:font-style-complex="normal"/>
    </style:style>
    <style:style style:name="T156" style:family="text">
      <style:text-properties fo:font-style="normal" fo:font-weight="normal"/>
    </style:style>
    <style:style style:name="T157" style:family="text">
      <style:text-properties officeooo:rsid="00411515"/>
    </style:style>
    <style:style style:name="T158" style:family="text">
      <style:text-properties fo:font-size="11pt" style:font-size-asian="11pt" style:font-size-complex="11pt"/>
    </style:style>
    <style:style style:name="T159" style:family="text">
      <style:text-properties fo:font-size="11pt" style:text-underline-style="none" style:font-size-asian="11pt" style:font-size-complex="11pt"/>
    </style:style>
    <style:style style:name="T160" style:family="text">
      <style:text-properties officeooo:rsid="005e629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98">Funciones para </text:span><text:span text:style-name="T102">configurar</text:span><text:span text:style-name="T99"> </text:span><text:span text:style-name="T98">conexiones </text:span><text:span text:style-name="T100">desde o hacia vectores de texto </text:span><text:span text:style-name="T101">y para verificar su contenido</text:span></text:p>
      <text:h text:style-name="P11" text:outline-level="2"><text:bookmark-start text:name="__RefHeading___Toc44129_667756202"/><text:span text:style-name="T160">1. </text:span>Des<text:span text:style-name="T118">cripción</text:span><text:bookmark-end text:name="__RefHeading___Toc44129_667756202"/></text:h>
      <text:p text:style-name="P7"><text:span text:style-name="T58">La función </text:span><text:span text:style-name="T6">textConnection()</text:span><text:span text:style-name="T58"> </text:span><text:span text:style-name="T66">podrá crear</text:span><text:span text:style-name="T58"> una c</text:span><text:span text:style-name="T56">onexió</text:span><text:span text:style-name="T58">n</text:span><text:span text:style-name="T56"> para </text:span><text:span text:style-name="T58">la </text:span><text:span text:style-name="T59">entrada</text:span><text:span text:style-name="T60"> </text:span><text:span text:style-name="T59">de</text:span><text:span text:style-name="T56"> texto </text:span><text:span text:style-name="T58">desde </text:span><text:span text:style-name="T63">un </text:span><text:span text:style-name="T40">vector</text:span><text:span text:style-name="T41"> de </text:span><text:span text:style-name="T40">caracteres</text:span><text:span text:style-name="T64"> que</text:span><text:span text:style-name="T65"> </text:span><text:span text:style-name="T64">será </text:span><text:span text:style-name="T66">escaneado</text:span><text:span text:style-name="T64"> con una</text:span><text:span text:style-name="T63"> función de lectura (</text:span><text:span text:style-name="T47">readlines</text:span><text:span text:style-name="T11">()</text:span><text:span text:style-name="T63">, </text:span><text:span text:style-name="T48">scan</text:span><text:span text:style-name="T12">()</text:span><text:span text:style-name="T64">, etc.</text:span><text:span text:style-name="T63">)</text:span><text:span text:style-name="T58">. </text:span><text:span text:style-name="T13">textConnection()</text:span><text:span text:style-name="T58"> </text:span><text:span text:style-name="T65">también </text:span><text:span text:style-name="T66">podrá crear</text:span><text:span text:style-name="T65"> una conexión para la salida de texto hacia un vector de caracteres </text:span><text:span text:style-name="T66">que podrá recibir texto por medio de una función de escritura (</text:span><text:span text:style-name="T49">writelines</text:span><text:span text:style-name="T14">()</text:span><text:span text:style-name="T66">, </text:span><text:span text:style-name="T49">cat</text:span><text:span text:style-name="T14">()</text:span><text:span text:style-name="T66">).</text:span><text:span text:style-name="T58"> </text:span><text:span text:style-name="T61">La función </text:span><text:span text:style-name="T7">textConnectionValue()</text:span><text:span text:style-name="T61"> </text:span><text:span text:style-name="T62">mostrará el contenido de una conexión de texto. </text:span><text:span text:style-name="T88">La principal ventaja de las conexiones de texto es que permite</text:span><text:span text:style-name="T92">n</text:span><text:span text:style-name="T88"> la lectura o escritura incremental de objetos de texto. </text:span><text:span text:style-name="T89">Para </text:span><text:span text:style-name="T90">una</text:span><text:span text:style-name="T89"> definición </text:span><text:span text:style-name="T92">sobre las conexiones de texto véase la sección </text:span><text:span text:style-name="T86">Detalles</text:span><text:span text:style-name="T92"> de esta página de ayuda y para un</text:span><text:span text:style-name="T93">a</text:span><text:span text:style-name="T92"> definición </text:span><text:span text:style-name="T88">general</text:span><text:span text:style-name="T90"> de </text:span><text:span text:style-name="T92">las conexiones en </text:span><text:span text:style-name="T24">R</text:span><text:span text:style-name="T84"> </text:span><text:span text:style-name="T89">véase la </text:span><text:span text:style-name="T91">parte inicial de la</text:span><text:span text:style-name="T89"> sección </text:span><text:span text:style-name="T85">Detalles</text:span><text:span text:style-name="T89"> </text:span><text:span text:style-name="T91">de la página de ayuda del tema </text:span><text:span text:style-name="T120">Conexiones</text:span><text:span text:style-name="T91">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Contenido</text:p>
          </text:index-title>
          <text:p text:style-name="P35"><text:a xlink:type="simple" xlink:href="#__RefHeading___Toc44129_667756202" text:style-name="Index_20_Link" text:visited-style-name="Index_20_Link"><text:span text:style-name="T53">1. Descripción<text:tab/>1</text:span></text:a></text:p>
          <text:p text:style-name="P35"><text:a xlink:type="simple" xlink:href="#__RefHeading___Toc44131_667756202" text:style-name="Index_20_Link" text:visited-style-name="Index_20_Link"><text:span text:style-name="T53">2. Forma de utilización o sintaxis<text:tab/>1</text:span></text:a></text:p>
          <text:p text:style-name="P35"><text:a xlink:type="simple" xlink:href="#__RefHeading___Toc44133_667756202" text:style-name="Index_20_Link" text:visited-style-name="Index_20_Link"><text:span text:style-name="T53">3. Argumentos<text:tab/>1</text:span></text:a></text:p>
          <text:p text:style-name="P35"><text:a xlink:type="simple" xlink:href="#__RefHeading___Toc44135_667756202" text:style-name="Index_20_Link" text:visited-style-name="Index_20_Link"><text:span text:style-name="T53">4. Detalles<text:tab/>2</text:span></text:a></text:p>
          <text:p text:style-name="P35"><text:a xlink:type="simple" xlink:href="#__RefHeading___Toc44137_667756202" text:style-name="Index_20_Link" text:visited-style-name="Index_20_Link"><text:span text:style-name="T53">5. Valor devuelto<text:tab/>3</text:span></text:a></text:p>
          <text:p text:style-name="P35"><text:a xlink:type="simple" xlink:href="#__RefHeading___Toc44139_667756202" text:style-name="Index_20_Link" text:visited-style-name="Index_20_Link"><text:span text:style-name="T53">6. Nota<text:tab/>3</text:span></text:a></text:p>
          <text:p text:style-name="P35"><text:a xlink:type="simple" xlink:href="#__RefHeading___Toc44141_667756202" text:style-name="Index_20_Link" text:visited-style-name="Index_20_Link"><text:span text:style-name="T53">7. Referencias<text:tab/>3</text:span></text:a></text:p>
          <text:p text:style-name="P35"><text:a xlink:type="simple" xlink:href="#__RefHeading___Toc44143_667756202" text:style-name="Index_20_Link" text:visited-style-name="Index_20_Link"><text:span text:style-name="T53">8. Véase también<text:tab/>3</text:span></text:a></text:p>
          <text:p text:style-name="P35"><text:a xlink:type="simple" xlink:href="#__RefHeading___Toc44145_667756202" text:style-name="Index_20_Link" text:visited-style-name="Index_20_Link"><text:span text:style-name="T53">9. Ejemplos<text:tab/>4</text:span></text:a></text:p>
        </text:index-body>
      </text:table-of-content>
      <text:h text:style-name="Heading_20_2" text:outline-level="2"><text:bookmark-start text:name="__RefHeading___Toc44131_667756202"/><text:span text:style-name="T33">2. </text:span><text:span text:style-name="T32">Forma de utilización o sintaxis</text:span><text:bookmark-end text:name="__RefHeading___Toc44131_667756202"/></text:h>
      <text:p text:style-name="P9">textConnection(object, open = "r", local = FALSE,</text:p>
      <text:p text:style-name="P10"><text:s text:c="15"/><text:span text:style-name="T156">name = deparse(substitute(object)),</text:span></text:p>
      <text:p text:style-name="P15"><text:span text:style-name="T122"><text:s text:c="15"/></text:span><text:span text:style-name="T123">encoding = c("", "bytes", "UTF-8"))</text:span></text:p>
      <text:p text:style-name="P16">textConnectionValue(con)</text:p>
      <text:h text:style-name="P12" text:outline-level="2"><text:bookmark-start text:name="__RefHeading___Toc44133_667756202"/><text:span text:style-name="T160">3. </text:span>Argument<text:span text:style-name="T52">o</text:span>s<text:bookmark-end text:name="__RefHeading___Toc44133_667756202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Nombre del argumento</text:p>
          </table:table-cell>
          <table:table-cell table:style-name="Table2.A1" office:value-type="string">
            <text:p text:style-name="P20">Tipo de valor esperado</text:p>
          </table:table-cell>
          <table:table-cell table:style-name="Table2.A1" office:value-type="string">
            <text:p text:style-name="P20">Propósito</text:p>
          </table:table-cell>
        </table:table-row>
        <table:table-row>
          <table:table-cell table:style-name="Table2.A2" office:value-type="string">
            <text:p text:style-name="P26"><text:span text:style-name="Source_20_Text"><text:span text:style-name="T1">object</text:span></text:span></text:p>
            <text:p text:style-name="P27"><text:span text:style-name="Source_20_Text"><text:span text:style-name="T28">objeto</text:span></text:span></text:p>
          </table:table-cell>
          <table:table-cell table:style-name="Table2.A2" office:value-type="string">
            <text:p text:style-name="P20">Un vector de tipo <text:span text:style-name="T36">carácter</text:span>.</text:p>
          </table:table-cell>
          <table:table-cell table:style-name="Table2.A2" office:value-type="string">
            <text:p text:style-name="P29"><text:span text:style-name="T104">Una descripción de la </text:span><text:span text:style-name="T44">conexión</text:span><text:span text:style-name="T104">. Para </text:span><text:span text:style-name="T105">valores de entrada</text:span><text:span text:style-name="T104">, este </text:span><text:span text:style-name="T106">sería</text:span><text:span text:style-name="T104"> un vector de tipo carácter </text:span><text:span text:style-name="T106">de</text:span><text:span text:style-name="T104"> </text:span><text:span text:style-name="T31">R</text:span><text:span text:style-name="T104"> y </text:span><text:span text:style-name="T106">para </text:span><text:span text:style-name="T105">valores de salida</text:span><text:span text:style-name="T106">,</text:span><text:span text:style-name="T104"> </text:span><text:span text:style-name="T106">sería</text:span><text:span text:style-name="T104"> el nombre de un vector de tipo carácter de </text:span><text:span text:style-name="T31">R</text:span><text:span text:style-name="T104"> que recibirá el valor devuelto, o </text:span><text:span text:style-name="T2">NULL</text:span><text:span text:style-name="T104"> para ninguno.</text:span></text:p>
          </table:table-cell>
        </table:table-row>
        <table:table-row>
          <table:table-cell table:style-name="Table2.A2" office:value-type="string">
            <text:p text:style-name="P26"><text:span text:style-name="Source_20_Text"><text:span text:style-name="T1">open</text:span></text:span></text:p>
            <text:p text:style-name="P27"><text:span text:style-name="Source_20_Text"><text:span text:style-name="T28">modo.apertura</text:span></text:span></text:p>
          </table:table-cell>
          <table:table-cell table:style-name="Table2.A2" office:value-type="string">
            <text:p text:style-name="P21"><text:span text:style-name="T157">Una c</text:span>adena de <text:span text:style-name="T36">caracteres</text:span>.</text:p>
          </table:table-cell>
          <table:table-cell table:style-name="Table2.A2" office:value-type="string">
            <text:p text:style-name="P30"><text:span text:style-name="T2">"r"</text:span><text:span text:style-name="T104"> </text:span><text:span text:style-name="T107">o</text:span><text:span text:style-name="T104"> </text:span><text:span text:style-name="T3">""</text:span><text:span text:style-name="T106"> </text:span><text:span text:style-name="T104">para una conexión </text:span><text:span text:style-name="T108">de</text:span><text:span text:style-name="T109"> entrada </text:span><text:span text:style-name="T108">(</text:span><text:span text:style-name="T113">lectura</text:span><text:span text:style-name="T108">)</text:span><text:span text:style-name="T109"> de </text:span><text:span text:style-name="T107">texto</text:span><text:span text:style-name="T106">,</text:span><text:span text:style-name="T104"> </text:span><text:span text:style-name="T2">"w"</text:span><text:span text:style-name="T104"> ó </text:span><text:span text:style-name="T2">"a"</text:span><text:span text:style-name="T104"> para una conexión de </text:span><text:span text:style-name="T109">salida </text:span><text:span text:style-name="T108">(</text:span><text:span text:style-name="T113">escritura</text:span><text:span text:style-name="T108">) </text:span><text:span text:style-name="T109">de texto</text:span><text:span text:style-name="T104">.</text:span></text:p>
          </table:table-cell>
        </table:table-row>
        <table:table-row>
          <table:table-cell table:style-name="Table2.A2" office:value-type="string">
            <text:p text:style-name="P26"><text:span text:style-name="Source_20_Text"><text:span text:style-name="T1">local</text:span></text:span></text:p>
            <text:p text:style-name="P28"><text:span text:style-name="Source_20_Text"><text:span text:style-name="T29">entorno.local</text:span></text:span></text:p>
          </table:table-cell>
          <table:table-cell table:style-name="Table2.A2" office:value-type="string">
            <text:p text:style-name="P31"><text:span text:style-name="T107">Un valor lógico</text:span><text:span text:style-name="T104">.</text:span></text:p>
          </table:table-cell>
          <table:table-cell table:style-name="Table2.A2" office:value-type="string">
            <text:p text:style-name="P29"><text:span text:style-name="T104">Utilizad</text:span><text:span text:style-name="T110">o</text:span><text:span text:style-name="T104"> solo </text:span><text:span text:style-name="T110">en</text:span><text:span text:style-name="T104"> conexiones </text:span><text:span text:style-name="T110">para</text:span><text:span text:style-name="T109"> salida de texto</text:span><text:span text:style-name="T104">. Si </text:span><text:span text:style-name="T106">es</text:span><text:span text:style-name="T104"> seleccionad</text:span><text:span text:style-name="T106">o</text:span><text:span text:style-name="T104"> como verdadero </text:span><text:span text:style-name="T106">(</text:span><text:span text:style-name="T3">TRUE</text:span><text:span text:style-name="T106">)</text:span><text:span text:style-name="T104">, el valor de salida </text:span><text:span text:style-name="T106">será</text:span><text:span text:style-name="T104"> asignado a una variable en el </text:span><text:soft-page-break/><text:span text:style-name="T104">entorno </text:span><text:span text:style-name="T110">en el que </text:span><text:span text:style-name="T107">la función de conexión de texto </text:span><text:span text:style-name="T110">haya sido invocad</text:span><text:span text:style-name="T107">a</text:span><text:span text:style-name="T104">. De otr</text:span><text:span text:style-name="T107">a</text:span><text:span text:style-name="T104"> </text:span><text:span text:style-name="T107">manera</text:span><text:span text:style-name="T104"> </text:span><text:span text:style-name="T109">la asignación se realizará en</text:span><text:span text:style-name="T104"> el entorno global.</text:span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">name</text:span></text:span></text:p>
            <text:p text:style-name="P19"><text:span text:style-name="Source_20_Text"><text:span text:style-name="T30">nombre.conexión</text:span></text:span></text:p>
          </table:table-cell>
          <table:table-cell table:style-name="Table2.A2" office:value-type="string">
            <text:p text:style-name="P22"><text:span text:style-name="T157">Una c</text:span>adena de <text:span text:style-name="T36">caracteres</text:span>.</text:p>
          </table:table-cell>
          <table:table-cell table:style-name="Table2.A2" office:value-type="string">
            <text:p text:style-name="P34"><text:span text:style-name="T107">Una cadena de </text:span><text:span text:style-name="T46">caracteres</text:span><text:span text:style-name="T107"> que especificará el nombre de la conexión.</text:span></text:p>
          </table:table-cell>
        </table:table-row>
        <table:table-row>
          <table:table-cell table:style-name="Table2.A2" office:value-type="string">
            <text:p text:style-name="P26"><text:span text:style-name="Source_20_Text"><text:span text:style-name="T1">encoding</text:span></text:span></text:p>
            <text:p text:style-name="P33"><text:span text:style-name="Source_20_Text"><text:span text:style-name="T29">codificación</text:span></text:span></text:p>
          </table:table-cell>
          <table:table-cell table:style-name="Table2.A2" office:value-type="string">
            <text:p text:style-name="P23"><text:span text:style-name="T157">Una c</text:span>adena de <text:span text:style-name="T36">caracteres</text:span>.</text:p>
          </table:table-cell>
          <table:table-cell table:style-name="Table2.A2" office:value-type="string">
            <text:p text:style-name="P32"><text:span text:style-name="T109">Recibe una c</text:span><text:span text:style-name="T104">adena de caracteres que </text:span><text:span text:style-name="T107">aceptará coincidencias parciales</text:span><text:span text:style-name="T104">. Utilizada solo </text:span><text:span text:style-name="T111">en</text:span><text:span text:style-name="T104"> conexiones </text:span><text:span text:style-name="T112">de</text:span><text:span text:style-name="T109"> entrada de valores</text:span><text:span text:style-name="T104">. Especifica cómo serán manejadas las cadenas etiquetadas </text:span><text:span text:style-name="T111">del objeto</text:span><text:span text:style-name="T104"> </text:span><text:span text:style-name="T111">(</text:span><text:span text:style-name="T104">argumento </text:span><text:span text:style-name="T2">object</text:span><text:span text:style-name="T4">=</text:span><text:span text:style-name="T111">), es decir, decidirá </text:span><text:span text:style-name="T104">si se convertirán a la </text:span><text:span text:style-name="T45">codificación</text:span><text:span text:style-name="T104"> local, si se leerán </text:span><text:span text:style-name="T114">byte</text:span><text:span text:style-name="T104">-por-</text:span><text:span text:style-name="T114">byte</text:span><text:span text:style-name="T104"> o si serán traducidas a </text:span><text:span text:style-name="T112">la </text:span><text:span text:style-name="T45">codificación</text:span><text:span text:style-name="T112"> </text:span><text:span text:style-name="T104">UTF-8.</text:span></text:p>
          </table:table-cell>
        </table:table-row>
        <table:table-row>
          <table:table-cell table:style-name="Table2.A7" office:value-type="string">
            <text:p text:style-name="P26"><text:span text:style-name="Source_20_Text"><text:span text:style-name="T103">con</text:span></text:span></text:p>
            <text:p text:style-name="P28"><text:span text:style-name="Source_20_Text"><text:span text:style-name="T29">conexión</text:span></text:span></text:p>
          </table:table-cell>
          <table:table-cell table:style-name="Table2.A7" office:value-type="string">
            <text:p text:style-name="P24">Un objeto de tipo conexión.</text:p>
          </table:table-cell>
          <table:table-cell table:style-name="Table2.A7" office:value-type="string">
            <text:p text:style-name="P25">Una conexión para salida de texto.</text:p>
          </table:table-cell>
        </table:table-row>
      </table:table>
      <text:h text:style-name="P11" text:outline-level="2"><text:bookmark-start text:name="__RefHeading___Toc44135_667756202"/><text:span text:style-name="T160">4. </text:span>Detalles<text:bookmark-end text:name="__RefHeading___Toc44135_667756202"/></text:h>
      <text:p text:style-name="P13"><text:span text:style-name="T124">Las </text:span><text:span text:style-name="T125">conexiones </text:span><text:span text:style-name="T126">de texto</text:span><text:span text:style-name="T125"> </text:span><text:span text:style-name="T127">son </text:span><text:span text:style-name="T128">objetos </text:span><text:span text:style-name="T129">de </text:span><text:span text:style-name="T150">R</text:span><text:span text:style-name="T124"> </text:span><text:span text:style-name="T128">que</text:span><text:span text:style-name="T124"> permiten </text:span><text:span text:style-name="T130">que los vectores de caracteres sean leídos como si las líneas de texto provinieran de un archivo de texto, es decir de manera incremental. Una conexión de texto será creada y abierta con una llamada a la función </text:span><text:span text:style-name="T145">textConnection()</text:span><text:span text:style-name="T130">, la cual copiará el contenido actual del vector de caracteres en un objeto temporal </text:span><text:span text:style-name="T141">de </text:span><text:span text:style-name="T130">memoria </text:span><text:span text:style-name="T141">interna</text:span><text:span text:style-name="T130"> al momento de su creación </text:span><text:span text:style-name="T133">y sólo</text:span><text:span text:style-name="T134"> </text:span><text:span text:style-name="T135">la función</text:span><text:span text:style-name="T134"> </text:span><text:span text:style-name="T146">close()</text:span><text:span text:style-name="T134"> destru</text:span><text:span text:style-name="T135">irá</text:span><text:span text:style-name="T134"> </text:span><text:span text:style-name="T136">esta</text:span><text:span text:style-name="T134"> copia </text:span><text:span text:style-name="T141">oculta</text:span><text:span text:style-name="T134">. Cuando una conexión </text:span><text:span text:style-name="T139">de</text:span><text:span text:style-name="T134"> entrada de texto </text:span><text:span text:style-name="T133">sea abierta</text:span><text:span text:style-name="T134">, </text:span><text:span text:style-name="T140">e</text:span><text:span text:style-name="T134">l argumento </text:span><text:span text:style-name="T146">object</text:span><text:span text:style-name="T147">=</text:span><text:span text:style-name="T134"> deberá ser el nombre de un vector de caracteres. </text:span><text:span text:style-name="T135">S</text:span><text:span text:style-name="T134">in embargo, las expresiones cortas </text:span><text:span text:style-name="T137">también</text:span><text:span text:style-name="T134"> serán aceptadas dado que pu</text:span><text:span text:style-name="T135">ed</text:span><text:span text:style-name="T134">an ser </text:span><text:span text:style-name="T155">descompuestas</text:span><text:span text:style-name="T134"> en menos de 60 </text:span><text:span text:style-name="T144">bytes</text:span><text:span text:style-name="T134">.</text:span></text:p>
      <text:p text:style-name="P14"><text:span text:style-name="T142">Anteriormente, </text:span><text:span text:style-name="T152">S</text:span><text:span text:style-name="T143"> c</text:span><text:span text:style-name="T142">ontaba</text:span><text:span text:style-name="T143"> solamente con conexiones para </text:span><text:span text:style-name="T142">la </text:span><text:span text:style-name="T143">entrada de texto. </text:span><text:span text:style-name="T142">Sin embargo, en en </text:span><text:span text:style-name="T151">R</text:span><text:span text:style-name="T142"> l</text:span><text:span text:style-name="T130">as conexiones de texto</text:span><text:span text:style-name="T142"> también</text:span><text:span text:style-name="T130"> podrán ser utilizadas también para </text:span><text:span text:style-name="T142">dirigir</text:span><text:span text:style-name="T130"> la salida de texto </text:span><text:span text:style-name="T138">hacia</text:span><text:span text:style-name="T130"> un vector de caracteres. Se le podrá </text:span><text:span text:style-name="T131">solicitar</text:span><text:span text:style-name="T130"> a la función </text:span><text:span text:style-name="T145">textConnection()</text:span><text:span text:style-name="T130"> </text:span><text:span text:style-name="T131">la creación de un objeto nuevo o la adición de líneas a uno existente en el entorno de trabajo del usuario. La conexión será abierta con una llamada a la función </text:span><text:span text:style-name="T148">textConnection()</text:span><text:span text:style-name="T131"> y en todo momento </text:span><text:span text:style-name="T138">todas</text:span><text:span text:style-name="T131"> la</text:span><text:span text:style-name="T132">s líneas de texto de salida estarán disponibles en el objeto</text:span><text:span text:style-name="T153"> de </text:span><text:span text:style-name="T154">conexión de texto</text:span><text:span text:style-name="T153"> p</text:span><text:span text:style-name="T132">or medio de la función </text:span><text:span text:style-name="T149">textConnectionValue()</text:span><text:span text:style-name="T132">. </text:span><text:span text:style-name="T137">Al c</text:span><text:span text:style-name="T132">errar la conexión, </text:span><text:span text:style-name="T137">se escribirá en el último elemento del vector de caracteres cualquier texto de salida que haya quedado pendiente.</text:span></text:p>
      <text:p text:style-name="P2"><text:span text:style-name="T57">Cuando una conexión para salida de texto </text:span><text:span text:style-name="T67">sea</text:span><text:span text:style-name="T57"> abierta se crea</text:span><text:span text:style-name="T68">rá</text:span><text:span text:style-name="T57"> un vector de tipo </text:span><text:span text:style-name="T38">carácter</text:span><text:span text:style-name="T57"> de </text:span><text:span text:style-name="T25">R</text:span><text:span text:style-name="T57"> con el nombre dado </text:span><text:span text:style-name="T68">en el argumento </text:span><text:span text:style-name="T9">name=</text:span><text:span text:style-name="T57"> en el espacio de trabajo del usuario o en el entorno de invocación, dependiendo del valor del argumento </text:span><text:span text:style-name="T8">local</text:span><text:span text:style-name="T9">=</text:span><text:span text:style-name="T57">. Este objeto conservará en todo momento las líneas completadas de salida para la conexión, y </text:span><text:span text:style-name="T68">la función</text:span><text:span text:style-name="T57"> </text:span><text:span text:style-name="T121">isIncomplete</text:span><text:span text:style-name="T9">()</text:span><text:span text:style-name="T57"> indicará si hay alguna línea final incompleta. </text:span><text:span text:style-name="T54">El cierre de</text:span><text:span text:style-name="T57"> la conexión </text:span><text:span text:style-name="T54">devolverá la línea final, esté completa o no. Una línea estará completa cuando finalice </text:span><text:span text:style-name="T68">con</text:span><text:span text:style-name="T54"> el carácter especial de fin de línea, representado en </text:span><text:span text:style-name="T26">R</text:span><text:span text:style-name="T54"> por </text:span><text:span text:style-name="Source_20_Text"><text:span text:style-name="T10">"\n"</text:span></text:span><text:span text:style-name="Source_20_Text"><text:span text:style-name="T54">. </text:span></text:span><text:span text:style-name="Source_20_Text"><text:span text:style-name="T69">El vector de salida de tipo carácter </text:span></text:span><text:span text:style-name="Source_20_Text"><text:span text:style-name="T82">estará bloqueado (véase </text:span></text:span><text:span text:style-name="Source_20_Text"><text:span text:style-name="T19">lockBinding</text:span></text:span><text:span text:style-name="Source_20_Text"><text:span text:style-name="T82">) hasta que la función </text:span></text:span><text:span text:style-name="Source_20_Text"><text:span text:style-name="T19">close()</text:span></text:span><text:span text:style-name="Source_20_Text"><text:span text:style-name="T82"> sea llamada sobre la conexión.</text:span></text:span><text:span text:style-name="Source_20_Text"><text:span text:style-name="T69"> </text:span></text:span><text:span text:style-name="Source_20_Text"><text:span text:style-name="T54">El vector de salida de tipo </text:span></text:span><text:span text:style-name="Source_20_Text"><text:span text:style-name="T39">carácter</text:span></text:span><text:span text:style-name="Source_20_Text"><text:span text:style-name="T54"> podrá ser leído por medio de t</text:span></text:span><text:span text:style-name="Source_20_Text"><text:span text:style-name="T10">extConnectionValue</text:span></text:span><text:span text:style-name="Source_20_Text"><text:span text:style-name="T15">()</text:span></text:span><text:span text:style-name="Source_20_Text"><text:span text:style-name="T54">, </text:span></text:span><text:span text:style-name="Source_20_Text"><text:span text:style-name="T81">la cuál será</text:span></text:span><text:span text:style-name="Source_20_Text"><text:span text:style-name="T54"> la única manera de hacerlo si el argumento </text:span></text:span><text:span text:style-name="Source_20_Text"><text:span text:style-name="T10">object</text:span></text:span><text:span text:style-name="Source_20_Text"><text:span text:style-name="T9">=</text:span></text:span><text:span text:style-name="Source_20_Text"><text:span text:style-name="T54"> equivale a </text:span></text:span><text:span text:style-name="Source_20_Text"><text:span text:style-name="T81">un valor nulo</text:span></text:span><text:span text:style-name="Source_20_Text"><text:span text:style-name="T54"> (</text:span></text:span><text:span text:style-name="Source_20_Text"><text:span text:style-name="T10">object = NULL</text:span></text:span><text:span text:style-name="Source_20_Text"><text:span text:style-name="T54">). Si la configuración regional actual se detecta como Latin-1 o UTF-8, los elementos que no sean ASCII del vector de caracteres serán marcados de la forma correspondiente. Para mayor información véase </text:span></text:span><text:span text:style-name="Source_20_Text"><text:span text:style-name="T37">Codificación</text:span></text:span><text:span text:style-name="Source_20_Text"><text:span text:style-name="T54">.</text:span></text:span></text:p>
      <text:p text:style-name="P4"><text:span text:style-name="T54">La apertura de una conexión de texto </text:span><text:span text:style-name="T71">en</text:span><text:span text:style-name="T54"> la modalidad</text:span><text:span text:style-name="T70"> de adiciones</text:span><text:span text:style-name="T54"> </text:span><text:span text:style-name="Source_20_Text"><text:span text:style-name="T54">(argumento </text:span></text:span><text:span text:style-name="Source_20_Text"><text:span text:style-name="T10">mode = "a"</text:span></text:span><text:span text:style-name="Source_20_Text"><text:span text:style-name="T54">) intentará a</text:span></text:span><text:span text:style-name="Source_20_Text"><text:span text:style-name="T70">gregar líneas</text:span></text:span><text:span text:style-name="Source_20_Text"><text:span text:style-name="T54"> al vector de tipo carácter </text:span></text:span><text:span text:style-name="Source_20_Text"><text:span text:style-name="T70">con </text:span></text:span><text:span text:style-name="Source_20_Text"><text:span text:style-name="T54">el nombre dado existente en el espacio de </text:span></text:span><text:soft-page-break/><text:span text:style-name="Source_20_Text"><text:span text:style-name="T54">trabajo del usuario o en el ambiente de invocación. Si no se encuentra ningú</text:span></text:span><text:span text:style-name="Source_20_Text"><text:span text:style-name="T71">n vector</text:span></text:span><text:span text:style-name="Source_20_Text"><text:span text:style-name="T54">, incluso si </text:span></text:span><text:span text:style-name="Source_20_Text"><text:span text:style-name="T70">existe </text:span></text:span><text:span text:style-name="Source_20_Text"><text:span text:style-name="T54">un objeto con </text:span></text:span><text:span text:style-name="Source_20_Text"><text:span text:style-name="T55">un </text:span></text:span><text:span text:style-name="Source_20_Text"><text:span text:style-name="T54">nombre correcto pero de tipo incorrecto, se creará un nuevo vector de tipo </text:span></text:span><text:span text:style-name="Source_20_Text"><text:span text:style-name="T39">carácter</text:span></text:span><text:span text:style-name="Source_20_Text"><text:span text:style-name="T54">, con una advertencia.</text:span></text:span></text:p>
      <text:p text:style-name="P2"><text:span text:style-name="T54">No se </text:span><text:span text:style-name="T77">podrá</text:span><text:span text:style-name="T54"> realizar una búsqueda </text:span><text:span text:style-name="T71">con </text:span><text:span text:style-name="T50">seek</text:span><text:span text:style-name="T16">()</text:span><text:span text:style-name="T54"> en una conexión de texto, y é</text:span><text:span text:style-name="T71">sta función </text:span><text:span text:style-name="T55">siempre devolverá cero como la posición </text:span><text:span text:style-name="T71">actual de una conexión de texto</text:span><text:span text:style-name="T55">.</text:span></text:p>
      <text:p text:style-name="P3"><text:span text:style-name="T55">Las conexiones de texto tienen una semántica ligeramente </text:span><text:span text:style-name="T71">diferente a la del resto de conexiones en </text:span><text:span text:style-name="T27">R</text:span><text:span text:style-name="T71">,</text:span><text:span text:style-name="T55"> pues siempre están abiertas y deshacerse de una conexión para entrada de texto sin cerrarla (de forma </text:span><text:span text:style-name="T72">que el servicio de recolección de basura lo recoja</text:span><text:span text:style-name="T55">) no dev</text:span><text:span text:style-name="T71">olverá</text:span><text:span text:style-name="T55"> ninguna advertencia sobre su estado.</text:span></text:p>
      <text:h text:style-name="P11" text:outline-level="2"><text:bookmark-start text:name="__RefHeading___Toc44137_667756202"/><text:span text:style-name="T160">5. </text:span>Val<text:span text:style-name="T119">or devuelto</text:span><text:bookmark-end text:name="__RefHeading___Toc44137_667756202"/></text:h>
      <text:p text:style-name="P5"><text:span text:style-name="T73">La función</text:span><text:span text:style-name="T74"> </text:span><text:span text:style-name="T17">textConnection</text:span><text:span text:style-name="T16">()</text:span><text:span text:style-name="T71"> </text:span><text:span text:style-name="T73">devolverá </text:span><text:span text:style-name="T74">un objeto de conexión de la clase </text:span><text:span text:style-name="Source_20_Text"><text:span text:style-name="T17">"textConnection"</text:span></text:span><text:span text:style-name="Source_20_Text"><text:span text:style-name="T74">, la cual hereda</text:span></text:span><text:span text:style-name="Source_20_Text"><text:span text:style-name="T73">rá</text:span></text:span><text:span text:style-name="Source_20_Text"><text:span text:style-name="T74"> atributos de la clase </text:span></text:span><text:span text:style-name="Source_20_Text"><text:span text:style-name="T17">"</text:span></text:span><text:span text:style-name="Source_20_Text"><text:span text:style-name="T51">connection</text:span></text:span><text:span text:style-name="Source_20_Text"><text:span text:style-name="T17">"</text:span></text:span><text:span text:style-name="Source_20_Text"><text:span text:style-name="T74">.</text:span></text:span></text:p>
      <text:p text:style-name="P5"><text:span text:style-name="T75">La función </text:span><text:span text:style-name="T17">textConnectionValue</text:span><text:span text:style-name="T16">()</text:span><text:span text:style-name="T74"> </text:span><text:span text:style-name="T75">devolverá </text:span><text:span text:style-name="T74">un vector de tipo </text:span><text:span text:style-name="T42">carácter</text:span><text:span text:style-name="T74">.</text:span></text:p>
      <text:h text:style-name="P11" text:outline-level="2"><text:bookmark-start text:name="__RefHeading___Toc44139_667756202"/><text:span text:style-name="T160">6. </text:span>Not<text:span text:style-name="T117">a</text:span><text:bookmark-end text:name="__RefHeading___Toc44139_667756202"/></text:h>
      <text:p text:style-name="P6"><text:span text:style-name="T115">Debido a que</text:span><text:span text:style-name="T97"> las conexiones </text:span><text:span text:style-name="T115">de</text:span><text:span text:style-name="T97"> salida de texto </text:span><text:span text:style-name="T116">mantienen </text:span><text:span text:style-name="T97">actualizado línea por línea al vector de caracteres, su utilización demanda</text:span><text:span text:style-name="T116">rá</text:span><text:span text:style-name="T97"> muchos recursos (relativamente) de</text:span><text:span text:style-name="T115">l</text:span><text:span text:style-name="T97"> sistema. </text:span><text:span text:style-name="T115">Por ello,</text:span><text:span text:style-name="T97"> ser</text:span><text:span text:style-name="T116">á</text:span><text:span text:style-name="T97"> mejor utilizar </text:span><text:span text:style-name="T115">u</text:span><text:span text:style-name="T97">sualmente una conexión </text:span><text:span text:style-name="T115">de archivo</text:span><text:span text:style-name="T97"> anónima con la función </text:span><text:span text:style-name="T21">file()</text:span><text:span text:style-name="T97"> para </text:span><text:span text:style-name="T115">recopilar</text:span><text:span text:style-name="T97"> </text:span><text:span text:style-name="T115">los</text:span><text:span text:style-name="T97"> resultado</text:span><text:span text:style-name="T115">s</text:span><text:span text:style-name="T97"> </text:span></text:p>
      <text:p text:style-name="P5"><text:span text:style-name="T74">En algunas plataformas de sistema particulares </text:span><text:span text:style-name="T76">en donde</text:span><text:span text:style-name="T74"> </text:span><text:span text:style-name="T76">el comando de sistema</text:span><text:span text:style-name="T74"> </text:span><text:span text:style-name="Source_20_Text"><text:span text:style-name="T17">vsnprintf</text:span></text:span><text:span text:style-name="Source_20_Text"><text:span text:style-name="T74"> no </text:span></text:span><text:span text:style-name="Source_20_Text"><text:span text:style-name="T83">devuelve</text:span></text:span><text:span text:style-name="Source_20_Text"><text:span text:style-name="T74"> la extensión necesaria para </text:span></text:span><text:span text:style-name="Source_20_Text"><text:span text:style-name="T83">los</text:span></text:span><text:span text:style-name="Source_20_Text"><text:span text:style-name="T74"> resultado</text:span></text:span><text:span text:style-name="Source_20_Text"><text:span text:style-name="T76">s</text:span></text:span><text:span text:style-name="Source_20_Text"><text:span text:style-name="T74"> existe un límite de 100 000 caracteres en </text:span></text:span><text:span text:style-name="Source_20_Text"><text:span text:style-name="T76">el límite de caracteres </text:span></text:span><text:span text:style-name="Source_20_Text"><text:span text:style-name="T74">para conexiones de salida de texto por lo que líneas más largas serán truncadas sin una advertencia.</text:span></text:span></text:p>
      <text:h text:style-name="P11" text:outline-level="2"><text:bookmark-start text:name="__RefHeading___Toc44141_667756202"/><text:span text:style-name="T160">7. </text:span>Referenc<text:span text:style-name="T119">ias</text:span><text:bookmark-end text:name="__RefHeading___Toc44141_667756202"/></text:h>
      <text:p text:style-name="P38"><text:span text:style-name="T53">Chambers, J</text:span><text:span text:style-name="T79">ohn</text:span><text:span text:style-name="T53">. M. </text:span><text:span text:style-name="Emphasis"><text:span text:style-name="T53">Programming with Data. A Guide to the S Language</text:span></text:span><text:span text:style-name="T53">. </text:span><text:span text:style-name="T79">Nueva York: </text:span><text:span text:style-name="T53">Springer, </text:span><text:span text:style-name="T79">1998.</text:span></text:p>
      <text:p text:style-name="P37"><text:span text:style-name="T79">R Developement Core Team. “Chapter 7. Connections”. En </text:span><text:span text:style-name="T87">R Data Import/Export</text:span><text:span text:style-name="T79">, 4.1. The R Manuals 2. Vienna: R Foundation, 20</text:span><text:span text:style-name="T80">2</text:span><text:span text:style-name="T79">1. </text:span><text:a xlink:type="simple" xlink:href="https://cran.r-project.org/doc/manuals/r-release/R-data.html" text:style-name="Internet_20_link" text:visited-style-name="Visited_20_Internet_20_Link"><text:span text:style-name="T79">https://cran.r-project.org/doc/manuals/r-release/R-data.html</text:span></text:a><text:span text:style-name="T79">.</text:span></text:p>
      <text:p text:style-name="P7"><text:span text:style-name="T95">Ripley, B. D. (2001). “Connections”. </text:span><text:span text:style-name="Emphasis"><text:span text:style-name="T95">R News</text:span></text:span><text:span text:style-name="T95">, </text:span><text:span text:style-name="T96">vol. 1 (núm 1)</text:span><text:span text:style-name="T95">, 16–</text:span><text:span text:style-name="T96">1</text:span><text:span text:style-name="T95">7.</text:span><text:span text:style-name="T53"> </text:span><text:a xlink:type="simple" xlink:href="https://www.r-project.org/doc/Rnews/Rnews_2001-1.pdf" text:style-name="Internet_20_link" text:visited-style-name="Visited_20_Internet_20_Link"><text:span text:style-name="T53">https://www.r-project.org/doc/Rnews/Rnews_2001-1.pdf</text:span></text:a><text:span text:style-name="T53">.</text:span></text:p>
      <text:h text:style-name="P11" text:outline-level="2"><text:bookmark-start text:name="__RefHeading___Toc44143_667756202"/><text:span text:style-name="T160">8. </text:span>Véase también<text:bookmark-end text:name="__RefHeading___Toc44143_667756202"/></text:h>
      <text:p text:style-name="Text_20_body"><text:span text:style-name="Source_20_Text"><text:span text:style-name="T78">La página de ayuda sobre </text:span></text:span><text:span text:style-name="Source_20_Text"><text:span text:style-name="T43">Conexiones</text:span></text:span><text:span text:style-name="T53">, </text:span><text:span text:style-name="T78">y las páginas de ayuda de las funciones</text:span><text:span text:style-name="T53"> </text:span><text:a xlink:type="simple" xlink:href="http://127.0.0.1:11080/library/base/help/showConnections" text:style-name="Internet_20_link" text:visited-style-name="Visited_20_Internet_20_Link"><text:span text:style-name="Source_20_Text"><text:span text:style-name="T159">showConnections</text:span></text:span></text:a><text:span text:style-name="Source_20_Text"><text:span text:style-name="T158">()</text:span></text:span><text:span text:style-name="T53">, </text:span><text:a xlink:type="simple" xlink:href="http://127.0.0.1:11080/library/base/help/pushBack" text:style-name="Internet_20_link" text:visited-style-name="Visited_20_Internet_20_Link"><text:span text:style-name="Source_20_Text"><text:span text:style-name="T20">pushBack</text:span></text:span></text:a><text:span text:style-name="Source_20_Text"><text:span text:style-name="T18">()</text:span></text:span><text:span text:style-name="Source_20_Text"><text:span text:style-name="T78"> y</text:span></text:span><text:span text:style-name="T94"> </text:span><text:a xlink:type="simple" xlink:href="http://127.0.0.1:11080/library/base/help/capture.output" text:style-name="Internet_20_link" text:visited-style-name="Visited_20_Internet_20_Link"><text:span text:style-name="Source_20_Text"><text:span text:style-name="T20">capture.output</text:span></text:span></text:a><text:span text:style-name="Source_20_Text"><text:span text:style-name="T18">()</text:span></text:span><text:span text:style-name="T53">.</text:span></text:p>
      <text:h text:style-name="P11" text:outline-level="2"><text:bookmark-start text:name="__RefHeading___Toc44145_667756202"/><text:span text:style-name="T160">9. </text:span>E<text:span text:style-name="T119">jemplos</text:span><text:bookmark-end text:name="__RefHeading___Toc44145_667756202"/></text:h>
      <text:p text:style-name="P8">zz &lt;- textConnection(LETTERS)</text:p>
      <text:p text:style-name="P8"><text:soft-page-break/>readLines(zz, 2)</text:p>
      <text:p text:style-name="P8">scan(zz, "", 4)</text:p>
      <text:p text:style-name="P8">pushBack(c("aa", "bb"), zz)</text:p>
      <text:p text:style-name="P8">scan(zz, "", 4)</text:p>
      <text:p text:style-name="P8">close(zz)</text:p>
      <text:p text:style-name="P8"/>
      <text:p text:style-name="P8">zz &lt;- textConnection("foo", "w")</text:p>
      <text:p text:style-name="P8">writeLines(c("testit1", "testit2"), zz)</text:p>
      <text:p text:style-name="P8">cat("testit3 ", file = zz)</text:p>
      <text:p text:style-name="P8">isIncomplete(zz)</text:p>
      <text:p text:style-name="P8">cat("testit4\n", file = zz)</text:p>
      <text:p text:style-name="P8">isIncomplete(zz)</text:p>
      <text:p text:style-name="P8">close(zz)</text:p>
      <text:p text:style-name="P8">foo</text:p>
      <text:p text:style-name="P8"/>
      <text:p text:style-name="P8"># capture R output: use part of example from help(lm)</text:p>
      <text:p text:style-name="P8">zz &lt;- textConnection("foo", "w")</text:p>
      <text:p text:style-name="P8">ctl &lt;- c(4.17, 5.58, 5.18, 6.11, 4.5, 4.61, 5.17, 4.53, 5.33, 5.14)</text:p>
      <text:p text:style-name="P8">trt &lt;- c(4.81, 4.17, 4.41, 3.59, 5.87, 3.83, 6.03, 4.89, 4.32, 4.69)</text:p>
      <text:p text:style-name="P8">group &lt;- gl(2, 10, 20, labels = c("Ctl", "Trt"))</text:p>
      <text:p text:style-name="P8">weight &lt;- c(ctl, trt)</text:p>
      <text:p text:style-name="P8">sink(zz)</text:p>
      <text:p text:style-name="P8">anova(lm.D9 &lt;- lm(weight ~ group))</text:p>
      <text:p text:style-name="P8">cat("\nSummary of Residuals:\n\n")</text:p>
      <text:p text:style-name="P8">summary(resid(lm.D9))</text:p>
      <text:p text:style-name="P8">sink()</text:p>
      <text:p text:style-name="P8">close(zz)</text:p>
      <text:p text:style-name="P8">cat(foo, sep = "\n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Sans" fo:font-size="11pt" officeooo:paragraph-rsid="002e0520" style:font-size-asian="11pt" style:font-size-complex="11pt"/>
    </style:style>
    <style:style style:name="MT1" style:family="text">
      <style:text-properties style:font-name="Liberation Mono1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MT4" style:family="text">
      <style:text-properties fo:color="#808080" loext:opacity="100%" style:font-name="Liberation Mono1" fo:font-size="9pt" officeooo:rsid="00194a58" style:font-size-asian="9pt" style:font-size-complex="9pt"/>
    </style:style>
    <style:style style:name="MT5" style:family="text">
      <style:text-properties style:use-window-font-color="true" loext:opacity="0%" style:font-name="Liberation Sans" fo:font-size="10pt" officeooo:rsid="00194a58" style:font-size-asian="10pt" style:font-size-complex="10pt"/>
    </style:style>
    <style:style style:name="MT6" style:family="text">
      <style:text-properties fo:color="#4169e1" loext:opacity="100%" fo:font-weight="bold" officeooo:rsid="005e629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xtConnection</text:span><text:span text:style-name="MT2"> {</text:span><text:span text:style-name="MT3">base</text:span><text:span text:style-name="MT2">}</text:span> <text:span text:style-name="MT4">conexionesDeTexto<text:tab/><text:tab/><text:tab/><text:tab/><text:tab/> <text:s text:c="3"/></text:span><text:span text:style-name="MT5">Documentación de R </text:span><text:span text:style-name="MT6">4.1.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9T20:46:39.651303051</meta:creation-date>
    <dc:date>2022-01-17T10:59:41.988539586</dc:date>
    <meta:editing-duration>PT7H53M5S</meta:editing-duration>
    <meta:editing-cycles>54</meta:editing-cycles>
    <meta:generator>LibreOffice/7.0.0.1$MacOSX_X86_64 LibreOffice_project/04ba7e3f1e51af6c5d653e543a620e36719083fd</meta:generator>
    <meta:document-statistic meta:table-count="1" meta:image-count="0" meta:object-count="0" meta:page-count="4" meta:paragraph-count="94" meta:word-count="1330" meta:character-count="8342" meta:non-whitespace-character-count="7068"/>
  </office:meta>
</office:document-meta>
</file>